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Notes on Cyber Security</text:span></text:h>
      <text:p text:style-name="Horizontal_20_Line"/>
      <text:h text:style-name="Heading_20_4" text:outline-level="4"><text:span text:style-name="Strong_20_Emphasis">1. Introduction to Cyber Security</text:span></text:h>
      <text:list xml:id="list869582019" text:style-name="L1">
        <text:list-item>
          <text:p text:style-name="P2"><text:span text:style-name="Strong_20_Emphasis">Definition</text:span>: Cybersecurity involves protecting systems, networks, and data from digital attacks, theft, and damage.</text:p>
        </text:list-item>
        <text:list-item>
          <text:p text:style-name="P2"><text:span text:style-name="Strong_20_Emphasis">Importance</text:span>:</text:p>
          <text:list>
            <text:list-item>
              <text:p text:style-name="P2">Safeguards sensitive data.</text:p>
            </text:list-item>
            <text:list-item>
              <text:p text:style-name="P2">Ensures business continuity.</text:p>
            </text:list-item>
            <text:list-item>
              <text:p text:style-name="P1">Protects privacy and intellectual property.</text:p>
            </text:list-item>
          </text:list>
        </text:list-item>
      </text:list>
      <text:p text:style-name="Horizontal_20_Line"/>
      <text:h text:style-name="Heading_20_4" text:outline-level="4"><text:span text:style-name="Strong_20_Emphasis">2. Common Cyber Threats</text:span></text:h>
      <text:list xml:id="list2889632412" text:style-name="L2">
        <text:list-item>
          <text:p text:style-name="P4"><text:span text:style-name="Strong_20_Emphasis">Malware</text:span>: Malicious software, including viruses, ransomware, and spyware.</text:p>
        </text:list-item>
        <text:list-item>
          <text:p text:style-name="P4"><text:span text:style-name="Strong_20_Emphasis">Phishing</text:span>: Fraudulent attempts to obtain sensitive information through deceptive emails or messages.</text:p>
        </text:list-item>
        <text:list-item>
          <text:p text:style-name="P4"><text:span text:style-name="Strong_20_Emphasis">Denial of Service (DoS) Attacks</text:span>: Overloading a system to make it unavailable to users.</text:p>
        </text:list-item>
        <text:list-item>
          <text:p text:style-name="P4"><text:span text:style-name="Strong_20_Emphasis">Man-in-the-Middle (MitM) Attacks</text:span>: Intercepting communication between two parties to steal data.</text:p>
        </text:list-item>
        <text:list-item>
          <text:p text:style-name="P4"><text:span text:style-name="Strong_20_Emphasis">Zero-Day Exploits</text:span>: Attacks targeting software vulnerabilities before they are patched.</text:p>
        </text:list-item>
        <text:list-item>
          <text:p text:style-name="P3"><text:span text:style-name="Strong_20_Emphasis">Insider Threats</text:span>: Risks posed by employees, contractors, or others with access to sensitive systems.</text:p>
        </text:list-item>
      </text:list>
      <text:p text:style-name="Horizontal_20_Line"/>
      <text:h text:style-name="Heading_20_4" text:outline-level="4"><text:span text:style-name="Strong_20_Emphasis">3. Key Concepts in Cyber Security</text:span></text:h>
      <text:list xml:id="list3324058837" text:style-name="L3">
        <text:list-item>
          <text:p text:style-name="P6"><text:span text:style-name="Strong_20_Emphasis">Confidentiality</text:span>: Ensuring information is accessible only to authorized individuals.</text:p>
        </text:list-item>
        <text:list-item>
          <text:p text:style-name="P6"><text:span text:style-name="Strong_20_Emphasis">Integrity</text:span>: Maintaining the accuracy and completeness of data.</text:p>
        </text:list-item>
        <text:list-item>
          <text:p text:style-name="P6"><text:span text:style-name="Strong_20_Emphasis">Availability</text:span>: Ensuring systems and data are accessible when needed.</text:p>
        </text:list-item>
        <text:list-item>
          <text:p text:style-name="P6"><text:span text:style-name="Strong_20_Emphasis">Authentication</text:span>: Verifying the identity of users or systems.</text:p>
        </text:list-item>
        <text:list-item>
          <text:p text:style-name="P5"><text:span text:style-name="Strong_20_Emphasis">Authorization</text:span>: Granting access based on verified identity and permissions.</text:p>
        </text:list-item>
      </text:list>
      <text:p text:style-name="Horizontal_20_Line"/>
      <text:h text:style-name="Heading_20_4" text:outline-level="4"><text:span text:style-name="Strong_20_Emphasis">4. Types of Cybersecurity</text:span></text:h>
      <text:list xml:id="list3739728099" text:style-name="L4">
        <text:list-item>
          <text:p text:style-name="P7"><text:span text:style-name="Strong_20_Emphasis">Network Security</text:span>:</text:p>
          <text:list>
            <text:list-item>
              <text:p text:style-name="P8">Protects data during transfer between devices.</text:p>
            </text:list-item>
            <text:list-item>
              <text:p text:style-name="P8">Includes firewalls, VPNs, and intrusion detection systems.</text:p>
            </text:list-item>
          </text:list>
        </text:list-item>
        <text:list-item>
          <text:p text:style-name="P7"><text:span text:style-name="Strong_20_Emphasis">Endpoint Security</text:span>:</text:p>
          <text:list>
            <text:list-item>
              <text:p text:style-name="P8">Secures devices like laptops, smartphones, and tablets.</text:p>
            </text:list-item>
            <text:list-item>
              <text:p text:style-name="P8">Uses antivirus software and device management tools.</text:p>
            </text:list-item>
          </text:list>
        </text:list-item>
        <text:list-item>
          <text:p text:style-name="P7"><text:span text:style-name="Strong_20_Emphasis">Application Security</text:span>:</text:p>
          <text:list>
            <text:list-item>
              <text:p text:style-name="P8">Protects software from vulnerabilities.</text:p>
            </text:list-item>
            <text:list-item>
              <text:p text:style-name="P8">Involves secure coding practices and regular updates.</text:p>
            </text:list-item>
          </text:list>
        </text:list-item>
        <text:list-item>
          <text:p text:style-name="P7"><text:soft-page-break/><text:span text:style-name="Strong_20_Emphasis">Cloud Security</text:span>:</text:p>
          <text:list>
            <text:list-item>
              <text:p text:style-name="P8">Protects data stored in cloud services.</text:p>
            </text:list-item>
            <text:list-item>
              <text:p text:style-name="P8">Includes encryption, access control, and monitoring.</text:p>
            </text:list-item>
          </text:list>
        </text:list-item>
        <text:list-item>
          <text:p text:style-name="P7"><text:span text:style-name="Strong_20_Emphasis">Operational Security (OpSec)</text:span>:</text:p>
          <text:list>
            <text:list-item>
              <text:p text:style-name="P8">Ensures secure handling of sensitive information.</text:p>
            </text:list-item>
            <text:list-item>
              <text:p text:style-name="P7">Includes risk assessments and security protocols.</text:p>
            </text:list-item>
          </text:list>
        </text:list-item>
      </text:list>
      <text:p text:style-name="Horizontal_20_Line"/>
      <text:h text:style-name="Heading_20_4" text:outline-level="4"><text:span text:style-name="Strong_20_Emphasis">5. Cybersecurity Tools and Techniques</text:span></text:h>
      <text:list xml:id="list3767600204" text:style-name="L5">
        <text:list-item>
          <text:p text:style-name="P10"><text:span text:style-name="Strong_20_Emphasis">Firewalls</text:span>: Block unauthorized access to networks.</text:p>
        </text:list-item>
        <text:list-item>
          <text:p text:style-name="P10"><text:span text:style-name="Strong_20_Emphasis">Antivirus Software</text:span>: Detects and removes malware.</text:p>
        </text:list-item>
        <text:list-item>
          <text:p text:style-name="P10"><text:span text:style-name="Strong_20_Emphasis">Encryption</text:span>: Protects data by converting it into unreadable formats.</text:p>
        </text:list-item>
        <text:list-item>
          <text:p text:style-name="P10"><text:span text:style-name="Strong_20_Emphasis">Multi-Factor Authentication (MFA)</text:span>: Adds an extra layer of authentication.</text:p>
        </text:list-item>
        <text:list-item>
          <text:p text:style-name="P10"><text:span text:style-name="Strong_20_Emphasis">Penetration Testing</text:span>: Simulates attacks to identify vulnerabilities.</text:p>
        </text:list-item>
        <text:list-item>
          <text:p text:style-name="P9"><text:span text:style-name="Strong_20_Emphasis">SIEM (Security Information and Event Management)</text:span>: Monitors and analyzes security logs.</text:p>
        </text:list-item>
      </text:list>
      <text:p text:style-name="Horizontal_20_Line"/>
      <text:h text:style-name="Heading_20_4" text:outline-level="4"><text:span text:style-name="Strong_20_Emphasis">6. Cybersecurity Best Practices</text:span></text:h>
      <text:list xml:id="list2580171299" text:style-name="L6">
        <text:list-item>
          <text:p text:style-name="P11"><text:span text:style-name="Strong_20_Emphasis">Use Strong Passwords</text:span>:</text:p>
          <text:list>
            <text:list-item>
              <text:p text:style-name="P12">Create complex passwords.</text:p>
            </text:list-item>
            <text:list-item>
              <text:p text:style-name="P12">Use password managers to generate and store them securely.</text:p>
            </text:list-item>
          </text:list>
        </text:list-item>
        <text:list-item>
          <text:p text:style-name="P11"><text:span text:style-name="Strong_20_Emphasis">Enable Multi-Factor Authentication (MFA)</text:span>:</text:p>
          <text:list>
            <text:list-item>
              <text:p text:style-name="P12">Adds an extra layer of security to accounts.</text:p>
            </text:list-item>
          </text:list>
        </text:list-item>
        <text:list-item>
          <text:p text:style-name="P11"><text:span text:style-name="Strong_20_Emphasis">Keep Software Updated</text:span>:</text:p>
          <text:list>
            <text:list-item>
              <text:p text:style-name="P12">Regularly install updates to patch vulnerabilities.</text:p>
            </text:list-item>
          </text:list>
        </text:list-item>
        <text:list-item>
          <text:p text:style-name="P11"><text:span text:style-name="Strong_20_Emphasis">Educate Employees</text:span>:</text:p>
          <text:list>
            <text:list-item>
              <text:p text:style-name="P12">Conduct training on recognizing phishing attempts and safe online behavior.</text:p>
            </text:list-item>
          </text:list>
        </text:list-item>
        <text:list-item>
          <text:p text:style-name="P11"><text:span text:style-name="Strong_20_Emphasis">Backup Data</text:span>:</text:p>
          <text:list>
            <text:list-item>
              <text:p text:style-name="P12">Regularly back up critical data to protect against data loss.</text:p>
            </text:list-item>
          </text:list>
        </text:list-item>
        <text:list-item>
          <text:p text:style-name="P11"><text:span text:style-name="Strong_20_Emphasis">Limit Access</text:span>:</text:p>
          <text:list>
            <text:list-item>
              <text:p text:style-name="P11">Implement the principle of least privilege (PoLP) to restrict access to sensitive systems and data.</text:p>
            </text:list-item>
          </text:list>
        </text:list-item>
      </text:list>
      <text:p text:style-name="Horizontal_20_Line"/>
      <text:h text:style-name="Heading_20_4" text:outline-level="4"><text:span text:style-name="Strong_20_Emphasis">7. Cybersecurity Frameworks and Standards</text:span></text:h>
      <text:list xml:id="list1885302345" text:style-name="L7">
        <text:list-item>
          <text:p text:style-name="P14"><text:span text:style-name="Strong_20_Emphasis">NIST Cybersecurity Framework</text:span>: Guidelines for managing and reducing cyber risks.</text:p>
        </text:list-item>
        <text:list-item>
          <text:p text:style-name="P14"><text:span text:style-name="Strong_20_Emphasis">ISO/IEC 27001</text:span>: International standard for information security management.</text:p>
        </text:list-item>
        <text:list-item>
          <text:p text:style-name="P14"><text:span text:style-name="Strong_20_Emphasis">CIS Controls</text:span>: Prioritized set of actions to protect systems and data.</text:p>
        </text:list-item>
        <text:list-item>
          <text:p text:style-name="P13"><text:span text:style-name="Strong_20_Emphasis">GDPR</text:span>: Regulations for data protection and privacy in the European Union.</text:p>
        </text:list-item>
      </text:list>
      <text:p text:style-name="Horizontal_20_Line"/>
      <text:h text:style-name="Heading_20_4" text:outline-level="4"><text:soft-page-break/><text:span text:style-name="Strong_20_Emphasis">8. Emerging Trends in Cybersecurity</text:span></text:h>
      <text:list xml:id="list1744896887" text:style-name="L8">
        <text:list-item>
          <text:p text:style-name="P16"><text:span text:style-name="Strong_20_Emphasis">AI and Machine Learning</text:span>:</text:p>
          <text:list>
            <text:list-item>
              <text:p text:style-name="P16">Automates threat detection and response.</text:p>
            </text:list-item>
            <text:list-item>
              <text:p text:style-name="P16">Enhances predictive capabilities.</text:p>
            </text:list-item>
          </text:list>
        </text:list-item>
        <text:list-item>
          <text:p text:style-name="P16"><text:span text:style-name="Strong_20_Emphasis">Zero Trust Architecture</text:span>:</text:p>
          <text:list>
            <text:list-item>
              <text:p text:style-name="P16">Assumes no user or device is trusted by default.</text:p>
            </text:list-item>
            <text:list-item>
              <text:p text:style-name="P16">Requires verification for access to resources.</text:p>
            </text:list-item>
          </text:list>
        </text:list-item>
        <text:list-item>
          <text:p text:style-name="P16"><text:span text:style-name="Strong_20_Emphasis">Blockchain Security</text:span>:</text:p>
          <text:list>
            <text:list-item>
              <text:p text:style-name="P16">Uses distributed ledger technology for secure transactions.</text:p>
            </text:list-item>
          </text:list>
        </text:list-item>
        <text:list-item>
          <text:p text:style-name="P16"><text:span text:style-name="Strong_20_Emphasis">IoT Security</text:span>:</text:p>
          <text:list>
            <text:list-item>
              <text:p text:style-name="P15">Protects Internet of Things devices from vulnerabilities.</text:p>
            </text:list-item>
          </text:list>
        </text:list-item>
      </text:list>
      <text:p text:style-name="Horizontal_20_Line"/>
      <text:h text:style-name="Heading_20_4" text:outline-level="4"><text:span text:style-name="Strong_20_Emphasis">9. Careers in Cybersecurity</text:span></text:h>
      <text:list xml:id="list2537992987" text:style-name="L9">
        <text:list-item>
          <text:p text:style-name="P18"><text:span text:style-name="Strong_20_Emphasis">Roles</text:span>:</text:p>
          <text:list>
            <text:list-item>
              <text:p text:style-name="P18">Cybersecurity Analyst</text:p>
            </text:list-item>
            <text:list-item>
              <text:p text:style-name="P18">Penetration Tester</text:p>
            </text:list-item>
            <text:list-item>
              <text:p text:style-name="P18">Security Architect</text:p>
            </text:list-item>
            <text:list-item>
              <text:p text:style-name="P18">Incident Response Specialist</text:p>
            </text:list-item>
            <text:list-item>
              <text:p text:style-name="P18">Chief Information Security Officer (CISO)</text:p>
            </text:list-item>
          </text:list>
        </text:list-item>
        <text:list-item>
          <text:p text:style-name="P18"><text:span text:style-name="Strong_20_Emphasis">Skills Required</text:span>:</text:p>
          <text:list>
            <text:list-item>
              <text:p text:style-name="P18">Networking and system administration.</text:p>
            </text:list-item>
            <text:list-item>
              <text:p text:style-name="P18">Knowledge of security tools and techniques.</text:p>
            </text:list-item>
            <text:list-item>
              <text:p text:style-name="P17">Risk management and compliance knowledge.</text:p>
            </text:list-item>
          </text:list>
        </text:list-item>
      </text:list>
      <text:p text:style-name="Horizontal_20_Line"/>
      <text:h text:style-name="Heading_20_4" text:outline-level="4"><text:span text:style-name="Strong_20_Emphasis">10. Conclusion</text:span></text:h>
      <text:p text:style-name="Text_20_body">Cybersecurity is an essential field in the digital age, protecting individuals and organizations from ever-evolving threats. By adopting best practices, staying updated on emerging trends, and employing robust security measures, we can create a safer digital environment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2:03:30.023776824</meta:creation-date>
    <dc:date>2025-01-10T12:04:08.270013063</dc:date>
    <meta:editing-duration>PT38S</meta:editing-duration>
    <meta:editing-cycles>1</meta:editing-cycles>
    <meta:document-statistic meta:table-count="0" meta:image-count="0" meta:object-count="0" meta:page-count="3" meta:paragraph-count="86" meta:word-count="615" meta:character-count="4230" meta:non-whitespace-character-count="3775"/>
    <meta:generator>LibreOffice/7.3.7.2$Linux_X86_64 LibreOffice_project/30$Build-2</meta:generator>
  </office:meta>
</office:document-meta>
</file>